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61d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61d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61d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61d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61d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61d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61d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61d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61d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61d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61d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61d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61d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61d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61d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61d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61d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ydana Alejandra Hernández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19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é Parucho Alcalá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417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7.2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3" meta:non-whitespace-character-count="1006"/>
    <meta:template xlink:type="simple" xlink:actuate="onRequest" xlink:title="Normal" xlink:href=""/>
  </office:meta>
</office:document-meta>
</file>